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2.725cm" table:align="left"/>
    </style:style>
    <style:style style:name="Tabelle2.A" style:family="table-column">
      <style:table-column-properties style:column-width="2.445cm"/>
    </style:style>
    <style:style style:name="Tabelle2.B" style:family="table-column">
      <style:table-column-properties style:column-width="2.443cm"/>
    </style:style>
    <style:style style:name="Tabelle2.C" style:family="table-column">
      <style:table-column-properties style:column-width="2.596cm"/>
    </style:style>
    <style:style style:name="Tabelle2.D" style:family="table-column">
      <style:table-column-properties style:column-width="2.646cm"/>
    </style:style>
    <style:style style:name="Tabelle2.E" style:family="table-column">
      <style:table-column-properties style:column-width="2.595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3" style:family="table">
      <style:table-properties style:width="13.002cm" table:align="left"/>
    </style:style>
    <style:style style:name="Tabelle3.A" style:family="table-column">
      <style:table-column-properties style:column-width="13.002cm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3.002cm" table:align="left"/>
    </style:style>
    <style:style style:name="Tabelle4.A" style:family="table-column">
      <style:table-column-properties style:column-width="2.521cm"/>
    </style:style>
    <style:style style:name="Tabelle4.B" style:family="table-column">
      <style:table-column-properties style:column-width="2.443cm"/>
    </style:style>
    <style:style style:name="Tabelle4.C" style:family="table-column">
      <style:table-column-properties style:column-width="2.57cm"/>
    </style:style>
    <style:style style:name="Tabelle4.D" style:family="table-column">
      <style:table-column-properties style:column-width="2.395cm"/>
    </style:style>
    <style:style style:name="Tabelle4.E" style:family="table-column">
      <style:table-column-properties style:column-width="3.073cm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E1" style:family="table-cell">
      <style:table-cell-properties fo:padding="0.097cm" fo:border="0.002cm solid #000000"/>
    </style:style>
    <style:style style:name="Tabelle5" style:family="table">
      <style:table-properties style:width="12.776cm" table:align="left"/>
    </style:style>
    <style:style style:name="Tabelle5.A" style:family="table-column">
      <style:table-column-properties style:column-width="12.776cm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color="#ff3333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3333" fo:font-size="13pt" style:font-size-asian="13pt" style:font-size-complex="13pt"/>
    </style:style>
    <style:style style:name="P9" style:family="paragraph" style:parent-style-name="Standard">
      <style:text-properties style:font-name="Times New Roman1" fo:font-size="13pt" style:font-name-asian="Times New Roman1" style:font-size-asian="13pt" style:font-name-complex="Times New Roman1" style:font-size-complex="13pt"/>
    </style:style>
    <style:style style:name="P10" style:family="paragraph" style:parent-style-name="Standard">
      <style:text-properties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Table_20_Contents">
      <style:text-properties fo:font-size="13pt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Standard">
      <style:text-properties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8" style:family="paragraph" style:parent-style-name="Standard">
      <style:text-properties style:font-name="Times New Roman1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19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Table_20_Contents">
      <style:text-properties fo:font-size="14pt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P26" style:family="paragraph" style:parent-style-name="Table_20_Contents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27" style:family="paragraph" style:parent-style-name="Table_20_Contents">
      <style:paragraph-properties fo:padding="0.074cm" fo:border-left="none" fo:border-right="none" fo:border-top="none" fo:border-bottom="0.035cm solid #000000" style:join-border="false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 fo:font-size="14pt" style:text-underline-style="none" style:font-size-asian="14pt" style:font-size-complex="14pt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agramm Basaltemperatur</text:span><text:tab/><text:tab/><text:tab/><text:tab/><text:tab/><text:tab/><text:tab/><text:tab/><text:tab/><text:tab/><text:tab/><text:tab/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5">Basaltemperatur</text:p>
          </table:table-cell>
        </table:table-row>
        <table:table-row>
          <table:table-cell table:style-name="Tabelle5.A2" office:value-type="string">
            <text:p text:style-name="P13"/>
            <text:p text:style-name="P10"/>
            <text:p text:style-name="P4"><text:span text:style-name="T3"><text:s text:c="15"/></text:span><text:span text:style-name="T4">April 2020 <text:s text:c="42"/>Mai 2020</text:span></text:p>
            <text:p text:style-name="P6"><text:s text:c="17"/>11 <text:s/>13 <text:s/>15 <text:s/>17 <text:s/>19 <text:s/>21 <text:s/>23 <text:s/>25 <text:s/>27 <text:s/>29 <text:s/>1 <text:s/>3 <text:s/>5 <text:s/>7 <text:s/>9 <text:s/>11 <text:s/>13 <text:s/>15 <text:s/>17 <text:s/>19 <text:s/></text:p>
            <text:p text:style-name="P11">38.50 <text:s text:c="3"/>- - - - - - - - - - - - - - - - - - - - - - - - - - - - - - - - - - - - -</text:p>
            <text:p text:style-name="P11"/>
            <text:p text:style-name="P11">38.00 <text:s text:c="3"/>- - - - - - - - - - - - - - - - - - - - - - - - - - - - - - - - - - - - -</text:p>
            <text:p text:style-name="P11"/>
            <text:p text:style-name="P11">37.50 <text:s text:c="3"/>- - - - - - - - - - - - - - - - - - - - - - - - - - - - - - - - - - - - -</text:p>
            <text:p text:style-name="P11"/>
            <text:p text:style-name="P11">37.00 <text:s text:c="3"/>- - - - - - - - - - - - - - - - - - - - - - - - - - - - - - - - - - - - -</text:p>
            <text:p text:style-name="P11"/>
            <text:p text:style-name="P11">36.50 <text:s text:c="3"/>- - - - - - - - - - - - - - - - - - - - - - - - - - - - - - - - - - - - -</text:p>
            <text:p text:style-name="P11"/>
            <text:p text:style-name="P11">36.00 <text:s text:c="3"/>- - - - - - - - - - - - - - - - - - - - <text:s/>- - - - - - - - - - - - - - - - -</text:p>
            <text:p text:style-name="P11"/>
            <text:p text:style-name="P11">35.50 <text:s text:c="3"/>- - - - - - - - - - - - - - - - - - - - - - - - - - - - - - - - - - - - - </text:p>
            <text:p text:style-name="P24"/>
            <text:p text:style-name="P24">35.00 <text:s text:c="3"/>- - - - - - - - - - - - - - - - - - - - - - - - - - - - - - - - - - - - - </text:p>
            <text:p text:style-name="P24"/>
            <text:p text:style-name="P24"/>
          </table:table-cell>
        </table:table-row>
      </table:table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2">Menü<text:span text:style-name="T7">*</text:span></text:p>
          </table:table-cell>
          <table:table-cell table:style-name="Tabelle2.A1" office:value-type="string">
            <text:p text:style-name="P12">Kalender<text:span text:style-name="T7">*</text:span></text:p>
          </table:table-cell>
          <table:table-cell table:style-name="Tabelle2.A1" office:value-type="string">
            <text:p text:style-name="P12">Plan<text:span text:style-name="T7">*</text:span></text:p>
          </table:table-cell>
          <table:table-cell table:style-name="Tabelle2.A1" office:value-type="string">
            <text:p text:style-name="P12">Tagebuch<text:span text:style-name="T7">*</text:span></text:p>
          </table:table-cell>
          <table:table-cell table:style-name="Tabelle2.E1" office:value-type="string">
            <text:p text:style-name="P12">Artikel<text:span text:style-name="T7">*</text:span></text:p>
          </table:table-cell>
        </table:table-row>
      </table:table>
      <text:p text:style-name="P1"/>
      <text:p text:style-name="P7">* Symbole wie in den anderen Screens</text:p>
      <text:p text:style-name="P7"/>
      <text:p text:style-name="P1">Zeitleiste ist nach rechts und links zu verschieben</text:p>
      <text:p text:style-name="P1"/>
      <text:p text:style-name="P1">Temperaturleiste bleibt fest</text:p>
      <text:p text:style-name="P1"/>
      <text:p text:style-name="P1">Farbe und Schrift wie bei den anderen Scree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5">Diagramm Gewicht </text:span></text:p>
      <text:p text:style-name="P2"><text:tab/><text:tab/><text:tab/><text:tab/><text:tab/><text:tab/><text:tab/><text:tab/><text:tab/><text:tab/></text:p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2">Gewicht</text:p>
          </table:table-cell>
        </table:table-row>
        <table:table-row>
          <table:table-cell table:style-name="Tabelle3.A2" office:value-type="string">
            <text:p text:style-name="P14"/>
            <text:p text:style-name="P14"/>
            <text:p text:style-name="P16"><text:s text:c="12"/>April 2020 <text:s text:c="43"/>Mai 2020</text:p>
            <text:p text:style-name="P16"><text:s text:c="12"/>11 <text:s/>13 <text:s/>15 <text:s/>17 <text:s/>19 <text:s/>21 <text:s/>23 <text:s/>25 <text:s/>27 <text:s/>29 <text:s/>1 <text:s/>3 <text:s/>5 <text:s/>7 <text:s/>9 <text:s/>11 <text:s/>13 <text:s/>15 <text:s/>17 <text:s/>19</text:p>
            <text:p text:style-name="P11">95 <text:s text:c="5"/>- - - - - - - - - - - - - - - - - - - - - - - - - - - - - - - - - - - - - - - - <text:s text:c="5"/></text:p>
            <text:p text:style-name="P11"/>
            <text:p text:style-name="P11">90 <text:s text:c="5"/>- - - - - - - - - - - - - - - - - - - - - - <text:s/>- - - - - - - - - - - - - - - - - - </text:p>
            <text:p text:style-name="P11"/>
            <text:p text:style-name="P11">85 <text:s text:c="5"/>- - - - - - - - - - - - - - - - - - - - - - - - - - - - - - - - - - - - - - - - </text:p>
            <text:p text:style-name="P11"/>
            <text:p text:style-name="P11">80 <text:s text:c="5"/>- - - - - - - - - - - - - <text:s/>- - - - - - <text:s/>- - - - - - - - - - - - - - - - - - - - </text:p>
            <text:p text:style-name="P11"/>
            <text:p text:style-name="P11">75 <text:s text:c="5"/>- - - - - - - - - - - - - - - - - - - - - - - - - - - - - - - - - - - - - - - - </text:p>
            <text:p text:style-name="P11"/>
            <text:p text:style-name="P11">70 <text:s text:c="5"/>- - - - - - - - - - - - - - - - - - - - - - - - - - - - - - - - - - - - - - - - </text:p>
            <text:p text:style-name="P11"/>
            <text:p text:style-name="P11">65 <text:s text:c="5"/>- - - - - - - - - - - - - - - - - - - - - - - - - - - - - - - - - - - - - - - -</text:p>
            <text:p text:style-name="P11"/>
            <text:p text:style-name="P11">60 <text:s text:c="5"/>- - - - - - - - - - - - - - - - - - - - - - - - - - - - - - - - - - - - - - - -</text:p>
            <text:p text:style-name="P11"/>
            <text:p text:style-name="P11"/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15">Menü<text:span text:style-name="T7">*</text:span></text:p>
          </table:table-cell>
          <table:table-cell table:style-name="Tabelle4.A1" office:value-type="string">
            <text:p text:style-name="P15">Kalender<text:span text:style-name="T7">*</text:span></text:p>
          </table:table-cell>
          <table:table-cell table:style-name="Tabelle4.A1" office:value-type="string">
            <text:p text:style-name="P15">Plan<text:span text:style-name="T7">*</text:span></text:p>
          </table:table-cell>
          <table:table-cell table:style-name="Tabelle4.A1" office:value-type="string">
            <text:p text:style-name="P15">Tagebuch<text:span text:style-name="T7">*</text:span></text:p>
          </table:table-cell>
          <table:table-cell table:style-name="Tabelle4.E1" office:value-type="string">
            <text:p text:style-name="P15">Artikel<text:span text:style-name="T7">*</text:span></text:p>
          </table:table-cell>
        </table:table-row>
      </table:table>
      <text:p text:style-name="P5"/>
      <text:p text:style-name="P8">* Symbole wie in den anderen Screens</text:p>
      <text:p text:style-name="Standard"/>
      <text:p text:style-name="Standard"/>
      <text:p text:style-name="P3">Zeitleiste ist nach links und rechts zu verschieben</text:p>
      <text:p text:style-name="P3"/>
      <text:p text:style-name="P3">Gewichtsleiste ist hoch und runter zu verschieben; Skala 45kg bis 200kg</text:p>
      <text:p text:style-name="P3"/>
      <text:p text:style-name="P3">Farbe und Schrift wie bei den anderen Screen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1-04-06T12:36:27.76</meta:creation-date>
    <dc:date>2021-04-08T14:44:04.39</dc:date>
    <dc:creator>Anja Albert</dc:creator>
    <meta:editing-duration>PT46M13S</meta:editing-duration>
    <meta:editing-cycles>4</meta:editing-cycles>
    <meta:generator>OpenOffice/4.1.6$Win32 OpenOffice.org_project/416m1$Build-9790</meta:generator>
    <meta:document-statistic meta:table-count="4" meta:image-count="0" meta:object-count="0" meta:page-count="2" meta:paragraph-count="43" meta:word-count="755" meta:character-count="2214"/>
  </office:meta>
</office:document-meta>
</file>